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officeooo:paragraph-rsid="001e26c8" style:text-blinking="false" fo:background-color="transparent"/>
    </style:style>
    <style:style style:name="P2"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officeooo:rsid="00149e68" officeooo:paragraph-rsid="001ff9f7" style:text-blinking="false" fo:background-color="transparent" style:font-weight-asian="bold" style:font-weight-complex="bold"/>
    </style:style>
    <style:style style:name="P3"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e26c8" style:text-blinking="false" fo:background-color="transparent"/>
    </style:style>
    <style:style style:name="P4"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2aba3" officeooo:paragraph-rsid="001edf4e" style:text-blinking="false" fo:background-color="transparent"/>
    </style:style>
    <style:style style:name="P5"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2aba3" officeooo:paragraph-rsid="001ff9f7" style:text-blinking="false" fo:background-color="transparent"/>
    </style:style>
    <style:style style:name="P6"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894e6" officeooo:paragraph-rsid="001ff9f7" style:text-blinking="false" fo:background-color="transparent" style:font-weight-asian="normal" style:font-weight-complex="normal"/>
    </style:style>
    <style:style style:name="P7" style:family="paragraph" style:parent-style-name="Text_20_body">
      <style:paragraph-properties fo:margin-top="0cm" fo:margin-bottom="0cm" loext:contextual-spacing="false" fo:line-height="115%" fo:text-align="justify" style:justify-single-word="false" style:writing-mode="lr-tb"/>
      <style:text-properties officeooo:paragraph-rsid="001e26c8"/>
    </style:style>
    <style:style style:name="P8" style:family="paragraph" style:parent-style-name="Text_20_body">
      <style:paragraph-properties fo:margin-top="0cm" fo:margin-bottom="0cm" loext:contextual-spacing="false" fo:line-height="115%" fo:text-align="justify" style:justify-single-word="false" style:writing-mode="lr-tb"/>
      <style:text-properties officeooo:paragraph-rsid="001edf4e"/>
    </style:style>
    <style:style style:name="P9"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9c2fa" officeooo:paragraph-rsid="001ff9f7" style:text-blinking="false" fo:background-color="transparent"/>
    </style:style>
    <style:style style:name="P10"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b0214" officeooo:paragraph-rsid="002b0214" style:text-blinking="false" fo:background-color="transparent" style:font-weight-asian="normal" style:font-weight-complex="normal"/>
    </style:style>
    <style:style style:name="P11"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ba409" officeooo:paragraph-rsid="002ba409" style:text-blinking="false" fo:background-color="transparent" style:font-weight-asian="normal" style:font-weight-complex="normal"/>
    </style:style>
    <style:style style:name="P12"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334da" officeooo:paragraph-rsid="003334da" style:text-blinking="false" fo:background-color="transparent" style:font-weight-asian="normal" style:font-weight-complex="normal"/>
    </style:style>
    <style:style style:name="P13"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66fc3" officeooo:paragraph-rsid="00366fc3" style:text-blinking="false" fo:background-color="transparent" style:font-weight-asian="normal" style:font-weight-complex="normal"/>
    </style:style>
    <style:style style:name="P14"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7d3c8" officeooo:paragraph-rsid="001ff9f7" style:text-blinking="false" fo:background-color="transparent"/>
    </style:style>
    <style:style style:name="P15"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563d1" officeooo:paragraph-rsid="002563d1" style:text-blinking="false" fo:background-color="transparent"/>
    </style:style>
    <style:style style:name="P16"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2b0214" officeooo:paragraph-rsid="002b0214" style:text-blinking="false" fo:background-color="transparent" style:font-weight-asian="bold" style:font-weight-complex="bold"/>
    </style:style>
    <style:style style:name="P17"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2b0214" officeooo:paragraph-rsid="001ff9f7" style:text-blinking="false" fo:background-color="transparent" style:font-weight-asian="bold" style:font-weight-complex="bold"/>
    </style:style>
    <style:style style:name="P18"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2ba409" officeooo:paragraph-rsid="002ba409" style:text-blinking="false" fo:background-color="transparent" style:font-weight-asian="bold" style:font-weight-complex="bold"/>
    </style:style>
    <style:style style:name="P19"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2d35f5" officeooo:paragraph-rsid="002d35f5"/>
    </style:style>
    <style:style style:name="P20"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weight="bold" officeooo:rsid="002d35f5" officeooo:paragraph-rsid="002d35f5" style:font-weight-asian="bold" style:font-weight-complex="bold"/>
    </style:style>
    <style:style style:name="P21"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weight="bold" officeooo:rsid="002db80b" officeooo:paragraph-rsid="002db80b" style:font-weight-asian="bold" style:font-weight-complex="bold"/>
    </style:style>
    <style:style style:name="P22"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2db80b" officeooo:paragraph-rsid="002db80b" style:font-style-asian="normal" style:font-weight-asian="normal" style:font-style-complex="normal" style:font-weight-complex="normal"/>
    </style:style>
    <style:style style:name="P23"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015b1" officeooo:paragraph-rsid="003015b1" style:font-style-asian="normal" style:font-weight-asian="normal" style:font-style-complex="normal" style:font-weight-complex="normal"/>
    </style:style>
    <style:style style:name="P24"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2d35f5" officeooo:paragraph-rsid="002d35f5" style:font-style-asian="normal" style:font-weight-asian="normal" style:font-style-complex="normal" style:font-weight-complex="normal"/>
    </style:style>
    <style:style style:name="P25"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bold" officeooo:rsid="002ea67c" officeooo:paragraph-rsid="002ea67c" style:font-style-asian="normal" style:font-weight-asian="bold" style:font-style-complex="normal" style:font-weight-complex="bold"/>
    </style:style>
    <style:style style:name="P26"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bold" officeooo:rsid="003015b1" officeooo:paragraph-rsid="003015b1" style:font-style-asian="normal" style:font-weight-asian="bold" style:font-style-complex="normal" style:font-weight-complex="bold"/>
    </style:style>
    <style:style style:name="P27"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bold" officeooo:rsid="003a0c75" officeooo:paragraph-rsid="003334da" style:font-style-asian="normal" style:font-weight-asian="bold" style:font-style-complex="normal" style:font-weight-complex="bold"/>
    </style:style>
    <style:style style:name="P28"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bold" officeooo:rsid="003ae0ba" officeooo:paragraph-rsid="003334da" style:font-style-asian="normal" style:font-weight-asian="bold" style:font-style-complex="normal" style:font-weight-complex="bold"/>
    </style:style>
    <style:style style:name="P29"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style:text-underline-style="none" fo:font-weight="bold" officeooo:rsid="002d35f5" officeooo:paragraph-rsid="0031e3a8" style:font-style-asian="normal" style:font-weight-asian="bold" style:font-style-complex="normal" style:font-weight-complex="bold"/>
    </style:style>
    <style:style style:name="P30"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4afb7"/>
    </style:style>
    <style:style style:name="P31"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text-underline-style="none" fo:font-weight="bold" officeooo:rsid="0031e3a8" officeooo:paragraph-rsid="0031e3a8" style:font-weight-asian="bold" style:font-weight-complex="bold"/>
    </style:style>
    <style:style style:name="P32" style:family="paragraph" style:parent-style-name="Text_20_body">
      <loext:graphic-properties draw:fill="none" draw:fill-color="#ffffff"/>
      <style:paragraph-properties fo:margin-top="0cm" fo:margin-bottom="0cm" loext:contextual-spacing="false" fo:line-height="115%" fo:text-align="justify" style:justify-single-word="false" fo:break-before="pag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2b0214" officeooo:paragraph-rsid="002b0214" style:text-blinking="false" fo:background-color="transparent" style:font-weight-asian="bold" style:font-weight-complex="bold"/>
    </style:style>
    <style:style style:name="P33" style:family="paragraph" style:parent-style-name="Text_20_body">
      <style:paragraph-properties fo:line-height="115%" fo:text-align="justify" style:justify-single-word="false"/>
      <style:text-properties officeooo:paragraph-rsid="001e26c8"/>
    </style:style>
    <style:style style:name="P34" style:family="paragraph" style:parent-style-name="Text_20_body" style:list-style-name="L1">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e26c8" style:text-blinking="false" fo:background-color="transparent"/>
    </style:style>
    <style:style style:name="P35" style:family="paragraph" style:parent-style-name="Text_20_body" style:list-style-name="L3">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49e68" officeooo:paragraph-rsid="001ff9f7" style:text-blinking="false" fo:background-color="transparent"/>
    </style:style>
    <style:style style:name="P36"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49e68" officeooo:paragraph-rsid="001ff9f7" style:text-blinking="false" fo:background-color="transparent"/>
    </style:style>
    <style:style style:name="P37"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9c2fa" officeooo:paragraph-rsid="001ff9f7" style:text-blinking="false" fo:background-color="transparent"/>
    </style:style>
    <style:style style:name="P38"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b7197" officeooo:paragraph-rsid="002390c5" style:text-blinking="false" fo:background-color="transparent"/>
    </style:style>
    <style:style style:name="P39"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404576" officeooo:paragraph-rsid="00309efa" style:text-blinking="false" fo:background-color="transparent"/>
    </style:style>
    <style:style style:name="P40"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563d1" officeooo:paragraph-rsid="002563d1" style:text-blinking="false" fo:background-color="transparent"/>
    </style:style>
    <style:style style:name="P41"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760d7" officeooo:paragraph-rsid="00309efa" style:text-blinking="false" fo:background-color="transparent"/>
    </style:style>
    <style:style style:name="P42"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8c9dd" officeooo:paragraph-rsid="00309efa" style:text-blinking="false" fo:background-color="transparent"/>
    </style:style>
    <style:style style:name="P43" style:family="paragraph" style:parent-style-name="Text_20_body" style:list-style-name="L8">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5f1c3" officeooo:paragraph-rsid="001ff9f7" style:text-blinking="false" fo:background-color="transparent"/>
    </style:style>
    <style:style style:name="P44"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5f1c3" officeooo:paragraph-rsid="001ff9f7" style:text-blinking="false" fo:background-color="transparent"/>
    </style:style>
    <style:style style:name="P45"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894e6" officeooo:paragraph-rsid="00279bae" style:text-blinking="false" fo:background-color="transparent"/>
    </style:style>
    <style:style style:name="P46"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894e6" officeooo:paragraph-rsid="001ff9f7" style:text-blinking="false" fo:background-color="transparent"/>
    </style:style>
    <style:style style:name="P47"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7d3c8" officeooo:paragraph-rsid="001ff9f7" style:text-blinking="false" fo:background-color="transparent"/>
    </style:style>
    <style:style style:name="P48" style:family="paragraph" style:parent-style-name="Text_20_body" style:list-style-name="L12">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334da" officeooo:paragraph-rsid="003334da" style:text-blinking="false" fo:background-color="transparent" style:font-weight-asian="normal" style:font-weight-complex="normal"/>
    </style:style>
    <style:style style:name="P49" style:family="paragraph" style:parent-style-name="Text_20_body" style:list-style-name="L15">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334da" officeooo:paragraph-rsid="003334da" style:text-blinking="false" fo:background-color="transparent" style:font-weight-asian="normal" style:font-weight-complex="normal"/>
    </style:style>
    <style:style style:name="P50"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ba409" officeooo:paragraph-rsid="0034afb7" style:text-blinking="false" fo:background-color="transparent" style:font-weight-asian="normal" style:font-weight-complex="normal"/>
    </style:style>
    <style:style style:name="P51" style:family="paragraph" style:parent-style-name="Text_20_body" style:list-style-name="L13">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4afb7" officeooo:paragraph-rsid="0034afb7" style:text-blinking="false" fo:background-color="transparent" style:font-weight-asian="normal" style:font-weight-complex="normal"/>
    </style:style>
    <style:style style:name="P52"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ea67c" officeooo:paragraph-rsid="002ea67c" style:text-blinking="false" fo:background-color="transparent" style:font-weight-asian="normal" style:font-weight-complex="normal"/>
    </style:style>
    <style:style style:name="P53"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d35f5" officeooo:paragraph-rsid="002d35f5" style:text-blinking="false" fo:background-color="transparent" style:font-weight-asian="normal" style:font-weight-complex="normal"/>
    </style:style>
    <style:style style:name="P54"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55"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09efa"/>
    </style:style>
    <style:style style:name="P56"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22c4c0"/>
    </style:style>
    <style:style style:name="P57"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2390c5"/>
    </style:style>
    <style:style style:name="P58"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2563d1"/>
    </style:style>
    <style:style style:name="P59"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14791"/>
    </style:style>
    <style:style style:name="P60" style:family="paragraph" style:parent-style-name="Text_20_body" style:list-style-name="L5">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61" style:family="paragraph" style:parent-style-name="Text_20_body" style:list-style-name="L6">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62" style:family="paragraph" style:parent-style-name="Text_20_body" style:list-style-name="L7">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63" style:family="paragraph" style:parent-style-name="Text_20_body" style:list-style-name="L8">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64" style:family="paragraph" style:parent-style-name="Text_20_body" style:list-style-name="L9">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65"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2ba409"/>
    </style:style>
    <style:style style:name="P66"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1e3a8"/>
    </style:style>
    <style:style style:name="P67"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015b1"/>
    </style:style>
    <style:style style:name="P68"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334da"/>
    </style:style>
    <style:style style:name="P69"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4afb7"/>
    </style:style>
    <style:style style:name="P70"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2ea67c"/>
    </style:style>
    <style:style style:name="P71" style:family="paragraph" style:parent-style-name="Text_20_body" style:list-style-name="L19">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7c7a3"/>
    </style:style>
    <style:style style:name="P72" style:family="paragraph" style:parent-style-name="Text_20_body" style:list-style-name="L19">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f12cb"/>
    </style:style>
    <style:style style:name="P73"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149e68" officeooo:paragraph-rsid="001ff9f7"/>
    </style:style>
    <style:style style:name="P74" style:family="paragraph" style:parent-style-name="Text_20_body" style:list-style-name="L11">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3334da" officeooo:paragraph-rsid="003334da"/>
    </style:style>
    <style:style style:name="P75" style:family="paragraph" style:parent-style-name="Text_20_body" style:list-style-name="L16">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3334da" officeooo:paragraph-rsid="003334da"/>
    </style:style>
    <style:style style:name="P76" style:family="paragraph" style:parent-style-name="Text_20_body" style:list-style-name="L17">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3334da" officeooo:paragraph-rsid="003334da"/>
    </style:style>
    <style:style style:name="P77" style:family="paragraph" style:parent-style-name="Text_20_body" style:list-style-name="L1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366fc3" officeooo:paragraph-rsid="00366fc3"/>
    </style:style>
    <style:style style:name="P78"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weight="normal" officeooo:rsid="002d35f5" officeooo:paragraph-rsid="002d35f5" style:font-weight-asian="normal" style:font-weight-complex="normal"/>
    </style:style>
    <style:style style:name="P79"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text-underline-style="none" fo:font-weight="normal" officeooo:rsid="003cde09" officeooo:paragraph-rsid="0034afb7" style:font-weight-asian="normal" style:font-weight-complex="normal"/>
    </style:style>
    <style:style style:name="P80"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2aebf" officeooo:paragraph-rsid="0031e3a8" style:font-style-asian="normal" style:font-weight-asian="normal" style:font-style-complex="normal" style:font-weight-complex="normal"/>
    </style:style>
    <style:style style:name="P81"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37cba" officeooo:paragraph-rsid="0031e3a8" style:font-style-asian="normal" style:font-weight-asian="normal" style:font-style-complex="normal" style:font-weight-complex="normal"/>
    </style:style>
    <style:style style:name="P82"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2d35f5" officeooo:paragraph-rsid="0031e3a8" style:font-style-asian="normal" style:font-weight-asian="normal" style:font-style-complex="normal" style:font-weight-complex="normal"/>
    </style:style>
    <style:style style:name="P83"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2ea67c" officeooo:paragraph-rsid="002ea67c" style:font-style-asian="normal" style:font-weight-asian="normal" style:font-style-complex="normal" style:font-weight-complex="normal"/>
    </style:style>
    <style:style style:name="P84"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015b1" officeooo:paragraph-rsid="003015b1" style:font-style-asian="normal" style:font-weight-asian="normal" style:font-style-complex="normal" style:font-weight-complex="normal"/>
    </style:style>
    <style:style style:name="P85"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404576" officeooo:paragraph-rsid="003334da" style:font-style-asian="normal" style:font-weight-asian="normal" style:font-style-complex="normal" style:font-weight-complex="normal"/>
    </style:style>
    <style:style style:name="P86" style:family="paragraph" style:parent-style-name="Text_20_body" style:list-style-name="L18">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334da" officeooo:paragraph-rsid="003334da" style:font-style-asian="normal" style:font-weight-asian="normal" style:font-style-complex="normal" style:font-weight-complex="normal"/>
    </style:style>
    <style:style style:name="P87"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a0c75" officeooo:paragraph-rsid="003334da" style:font-style-asian="normal" style:font-weight-asian="normal" style:font-style-complex="normal" style:font-weight-complex="normal"/>
    </style:style>
    <style:style style:name="P88"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66fc3" officeooo:paragraph-rsid="00366fc3" style:font-style-asian="normal" style:font-weight-asian="normal" style:font-style-complex="normal" style:font-weight-complex="normal"/>
    </style:style>
    <style:style style:name="P89"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2db80b" officeooo:paragraph-rsid="002db80b"/>
    </style:style>
    <style:style style:name="P90" style:family="paragraph" style:parent-style-name="Text_20_body" style:list-style-name="L19">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italic" style:text-underline-style="none" fo:font-weight="bold" officeooo:rsid="0037c7a3" officeooo:paragraph-rsid="0037c7a3" style:font-style-asian="italic" style:font-weight-asian="bold" style:font-style-complex="italic" style:font-weight-complex="bold"/>
    </style:style>
    <style:style style:name="P91" style:family="paragraph" style:parent-style-name="Text_20_body" style:list-style-name="L19">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italic" style:text-underline-style="none" fo:font-weight="bold" officeooo:rsid="0038f287" officeooo:paragraph-rsid="0038f287" style:font-style-asian="italic" style:font-weight-asian="bold" style:font-style-complex="italic" style:font-weight-complex="bold"/>
    </style:style>
    <style:style style:name="P92"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italic" style:text-underline-style="none" fo:font-weight="bold" officeooo:rsid="0038f287" officeooo:paragraph-rsid="0038f287" style:font-style-asian="italic" style:font-weight-asian="bold" style:font-style-complex="italic" style:font-weight-complex="bold"/>
    </style:style>
    <style:style style:name="P93"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436cc5" officeooo:paragraph-rsid="00436cc5"/>
    </style:style>
    <style:style style:name="P94" style:family="paragraph" style:parent-style-name="Text_20_body" style:list-style-name="L2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436cc5" officeooo:paragraph-rsid="00436cc5"/>
    </style:style>
    <style:style style:name="P95"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weight="bold" officeooo:rsid="00366fc3" officeooo:paragraph-rsid="00366fc3" style:font-weight-asian="bold" style:font-weight-complex="bold"/>
    </style:style>
    <style:style style:name="P96" style:family="paragraph" style:parent-style-name="Text_20_body" style:list-style-name="L2">
      <style:paragraph-properties fo:margin-top="0cm" fo:margin-bottom="0cm" loext:contextual-spacing="false" fo:line-height="115%" fo:text-align="justify" style:justify-single-word="false" style:writing-mode="lr-tb"/>
      <style:text-properties officeooo:paragraph-rsid="001edf4e"/>
    </style:style>
    <style:style style:name="P97" style:family="paragraph" style:parent-style-name="Text_20_body" style:list-style-name="L2">
      <style:paragraph-properties fo:margin-top="0cm" fo:margin-bottom="0cm" loext:contextual-spacing="false" fo:line-height="115%" fo:text-align="justify" style:justify-single-word="false" style:writing-mode="lr-tb"/>
      <style:text-properties officeooo:paragraph-rsid="002b0214"/>
    </style:style>
    <style:style style:name="P98" style:family="paragraph" style:parent-style-name="Text_20_body">
      <loext:graphic-properties draw:fill="none" draw:fill-color="#ffffff"/>
      <style:paragraph-properties fo:margin-top="0cm" fo:margin-bottom="0cm" loext:contextual-spacing="false" fo:line-height="115%" fo:text-align="justify" style:justify-single-word="false" fo:break-before="page" fo:background-color="transparent" fo:padding="0cm" fo:border="none" style:writing-mode="lr-tb"/>
      <style:text-properties fo:font-weight="bold" officeooo:rsid="00366fc3" officeooo:paragraph-rsid="00366fc3" style:font-weight-asian="bold" style:font-weight-complex="bold"/>
    </style:style>
    <style:style style:name="P99" style:family="paragraph" style:parent-style-name="Text_20_body" style:list-style-name="L10" style:master-page-name="">
      <loext:graphic-properties draw:fill="none" draw:fill-color="#ffffff"/>
      <style:paragraph-properties fo:margin-left="0cm" fo:margin-right="0cm" fo:margin-top="0cm" fo:margin-bottom="0cm" loext:contextual-spacing="false" fo:line-height="115%" fo:text-align="justify" style:justify-single-word="false" fo:text-indent="0cm" style:auto-text-indent="false" style:page-number="auto" fo:background-color="transparent" fo:padding="0cm" fo:border="none" style:writing-mode="lr-tb"/>
      <style:text-properties fo:font-style="normal" fo:font-weight="bold" officeooo:rsid="00404576" officeooo:paragraph-rsid="003334da" style:font-style-asian="normal" style:font-weight-asian="bold" style:font-style-complex="normal" style:font-weight-complex="bold"/>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officeooo:rsid="001165eb"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officeooo:rsid="0012aba3"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officeooo:rsid="00149e68"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officeooo:rsid="0009c2fa"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officeooo:rsid="000b7197"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officeooo:rsid="001894e6"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17d3c8"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officeooo:rsid="0015f1c3"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officeooo:rsid="00218d7b"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normal" style:text-underline-style="none" fo:font-weight="normal" officeooo:rsid="0022c4c0"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1pt" fo:font-style="normal" style:text-underline-style="none" fo:font-weight="normal" officeooo:rsid="001ff9f7" style:text-blinking="false" fo:background-color="transparent" loext:char-shading-value="0"/>
    </style:style>
    <style:style style:name="T13" style:family="text">
      <style:text-properties fo:font-variant="normal" fo:text-transform="none" fo:color="#000000" style:text-line-through-style="none" style:text-line-through-type="none" style:font-name="Arial" fo:font-size="11pt" fo:font-style="normal" style:text-underline-style="none" fo:font-weight="normal" officeooo:rsid="002390c5"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1pt" fo:font-style="normal" style:text-underline-style="none" fo:font-weight="normal" officeooo:rsid="002563d1" style:text-blinking="false" fo:background-color="transparent" loext:char-shading-value="0"/>
    </style:style>
    <style:style style:name="T15" style:family="text">
      <style:text-properties fo:font-variant="normal" fo:text-transform="none" fo:color="#000000" style:text-line-through-style="none" style:text-line-through-type="none" style:font-name="Arial" fo:font-size="11pt" fo:font-style="normal" style:text-underline-style="none" fo:font-weight="normal" officeooo:rsid="002760d7"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11pt" fo:font-style="normal" style:text-underline-style="none" fo:font-weight="normal" officeooo:rsid="00279bae" style:text-blinking="false" fo:background-color="transparent" loext:char-shading-value="0"/>
    </style:style>
    <style:style style:name="T17" style:family="text">
      <style:text-properties fo:font-variant="normal" fo:text-transform="none" fo:color="#000000" style:text-line-through-style="none" style:text-line-through-type="none" style:font-name="Arial" fo:font-size="11pt" fo:font-style="normal" style:text-underline-style="none" fo:font-weight="normal" officeooo:rsid="002b0214" style:text-blinking="false" fo:background-color="transparent" loext:char-shading-value="0"/>
    </style:style>
    <style:style style:name="T18" style:family="text">
      <style:text-properties fo:font-variant="normal" fo:text-transform="none" fo:color="#000000" style:text-line-through-style="none" style:text-line-through-type="none" style:font-name="Arial" fo:font-size="11pt" fo:font-style="normal" style:text-underline-style="none" fo:font-weight="normal" officeooo:rsid="002ba409" style:text-blinking="false" fo:background-color="transparent" loext:char-shading-value="0"/>
    </style:style>
    <style:style style:name="T19"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font-weight-asian="normal" style:font-weight-complex="normal"/>
    </style:style>
    <style:style style:name="T20" style:family="text">
      <style:text-properties fo:font-variant="normal" fo:text-transform="none" fo:color="#000000" style:text-line-through-style="none" style:text-line-through-type="none" style:font-name="Arial" fo:font-size="11pt" fo:font-style="normal" style:text-underline-style="none" fo:font-weight="normal" officeooo:rsid="002ba409" style:text-blinking="false" fo:background-color="transparent" loext:char-shading-value="0" style:font-weight-asian="normal" style:font-weight-complex="normal"/>
    </style:style>
    <style:style style:name="T21" style:family="text">
      <style:text-properties fo:font-variant="normal" fo:text-transform="none" fo:color="#000000" style:text-line-through-style="none" style:text-line-through-type="none" style:font-name="Arial" fo:font-size="11pt" fo:font-style="normal" style:text-underline-style="none" fo:font-weight="normal" officeooo:rsid="002cbafb" style:text-blinking="false" fo:background-color="transparent" loext:char-shading-value="0" style:font-weight-asian="normal" style:font-weight-complex="normal"/>
    </style:style>
    <style:style style:name="T22" style:family="text">
      <style:text-properties fo:font-variant="normal" fo:text-transform="none" fo:color="#000000" style:text-line-through-style="none" style:text-line-through-type="none" style:font-name="Arial" fo:font-size="11pt" fo:font-style="normal" style:text-underline-style="none" fo:font-weight="normal" officeooo:rsid="002d35f5" style:text-blinking="false" fo:background-color="transparent" loext:char-shading-value="0" style:font-weight-asian="normal" style:font-weight-complex="normal"/>
    </style:style>
    <style:style style:name="T23" style:family="text">
      <style:text-properties fo:font-variant="normal" fo:text-transform="none" fo:color="#000000" style:text-line-through-style="none" style:text-line-through-type="none" style:font-name="Arial" fo:font-size="11pt" fo:font-style="normal" style:text-underline-style="none" fo:font-weight="normal" officeooo:rsid="00309d2f" style:text-blinking="false" fo:background-color="transparent" loext:char-shading-value="0" style:font-weight-asian="normal" style:font-weight-complex="normal"/>
    </style:style>
    <style:style style:name="T24" style:family="text">
      <style:text-properties fo:font-variant="normal" fo:text-transform="none" fo:color="#000000" style:text-line-through-style="none" style:text-line-through-type="none" style:font-name="Arial" fo:font-size="11pt" fo:font-style="normal" style:text-underline-style="none" fo:font-weight="normal" officeooo:rsid="003334da" style:text-blinking="false" fo:background-color="transparent" loext:char-shading-value="0" style:font-weight-asian="normal" style:font-weight-complex="normal"/>
    </style:style>
    <style:style style:name="T25" style:family="text">
      <style:text-properties fo:font-variant="normal" fo:text-transform="none" fo:color="#000000" style:text-line-through-style="none" style:text-line-through-type="none" style:font-name="Arial" fo:font-size="11pt" fo:font-style="normal" style:text-underline-style="none" fo:font-weight="normal" officeooo:rsid="0034afb7" style:text-blinking="false" fo:background-color="transparent" loext:char-shading-value="0" style:font-weight-asian="normal" style:font-weight-complex="normal"/>
    </style:style>
    <style:style style:name="T26" style:family="text">
      <style:text-properties fo:font-variant="normal" fo:text-transform="none" fo:color="#000000" style:text-line-through-style="none" style:text-line-through-type="none" style:font-name="Arial" fo:font-size="11pt" fo:font-style="normal" style:text-underline-style="none" fo:font-weight="normal" officeooo:rsid="003f12cb" style:text-blinking="false" fo:background-color="transparent" loext:char-shading-value="0" style:font-weight-asian="normal" style:font-weight-complex="normal"/>
    </style:style>
    <style:style style:name="T27" style:family="text">
      <style:text-properties fo:font-variant="normal" fo:text-transform="none" fo:color="#000000" style:text-line-through-style="none" style:text-line-through-type="none" style:font-name="Arial" fo:font-size="11pt" fo:font-style="normal" style:text-underline-style="none" fo:font-weight="normal" officeooo:rsid="002cbafb" style:text-blinking="false" fo:background-color="transparent" loext:char-shading-value="0" style:font-style-asian="normal" style:font-weight-asian="normal" style:font-style-complex="normal" style:font-weight-complex="normal"/>
    </style:style>
    <style:style style:name="T28" style:family="text">
      <style:text-properties fo:font-variant="normal" fo:text-transform="none" fo:color="#000000" style:text-line-through-style="none" style:text-line-through-type="none" style:font-name="Arial" fo:font-size="11pt" fo:font-style="normal" style:text-underline-style="none" fo:font-weight="normal" officeooo:rsid="00309efa" style:text-blinking="false" fo:background-color="transparent" loext:char-shading-value="0"/>
    </style:style>
    <style:style style:name="T29" style:family="text">
      <style:text-properties fo:font-variant="normal" fo:text-transform="none" fo:color="#000000" style:text-line-through-style="none" style:text-line-through-type="none" style:font-name="Arial" fo:font-size="11pt" fo:font-style="normal" style:text-underline-style="none" fo:font-weight="normal" officeooo:rsid="0040046d" style:text-blinking="false" fo:background-color="transparent" loext:char-shading-value="0"/>
    </style:style>
    <style:style style:name="T30" style:family="text">
      <style:text-properties fo:font-variant="normal" fo:text-transform="none" fo:color="#000000" style:text-line-through-style="none" style:text-line-through-type="none" style:font-name="Arial" fo:font-size="11pt" fo:font-style="normal" style:text-underline-style="none" fo:font-weight="normal" officeooo:rsid="00314791" style:text-blinking="false" fo:background-color="transparent" loext:char-shading-value="0"/>
    </style:style>
    <style:style style:name="T31" style:family="text">
      <style:text-properties fo:font-variant="normal" fo:text-transform="none" fo:color="#000000" style:text-line-through-style="none" style:text-line-through-type="none" style:font-name="Arial" fo:font-size="11pt" fo:font-style="normal" style:text-underline-style="none" fo:font-weight="normal" officeooo:rsid="0031e3a8" style:text-blinking="false" fo:background-color="transparent" loext:char-shading-value="0"/>
    </style:style>
    <style:style style:name="T32" style:family="text">
      <style:text-properties fo:font-variant="normal" fo:text-transform="none" fo:color="#000000" style:text-line-through-style="none" style:text-line-through-type="none" style:font-name="Arial" fo:font-size="11pt" fo:font-style="normal" style:text-underline-style="none" fo:font-weight="normal" officeooo:rsid="00366fc3" style:text-blinking="false" fo:background-color="transparent" loext:char-shading-value="0"/>
    </style:style>
    <style:style style:name="T33" style:family="text">
      <style:text-properties fo:font-variant="normal" fo:text-transform="none" fo:color="#000000" style:text-line-through-style="none" style:text-line-through-type="none" style:font-name="Arial" fo:font-size="11pt" fo:font-style="normal" style:text-underline-style="none" fo:font-weight="normal" officeooo:rsid="0038f287" style:text-blinking="false" fo:background-color="transparent" loext:char-shading-value="0"/>
    </style:style>
    <style:style style:name="T34" style:family="text">
      <style:text-properties fo:font-variant="normal" fo:text-transform="none" fo:color="#000000" style:text-line-through-style="none" style:text-line-through-type="none" style:font-name="Arial" fo:font-size="11pt" fo:font-style="normal" style:text-underline-style="none" fo:font-weight="normal" officeooo:rsid="003f9de4" style:text-blinking="false" fo:background-color="transparent" loext:char-shading-value="0"/>
    </style:style>
    <style:style style:name="T35" style:family="text">
      <style:text-properties fo:font-variant="normal" fo:text-transform="none" fo:color="#000000" style:text-line-through-style="none" style:text-line-through-type="none" style:font-name="Arial" fo:font-size="11pt" fo:font-style="normal" style:text-underline-style="none" fo:font-weight="bold" officeooo:rsid="00149e68" style:text-blinking="false" fo:background-color="transparent" loext:char-shading-value="0" style:font-weight-asian="bold" style:font-weight-complex="bold"/>
    </style:style>
    <style:style style:name="T36" style:family="text">
      <style:text-properties fo:font-variant="normal" fo:text-transform="none" fo:color="#000000" style:text-line-through-style="none" style:text-line-through-type="none" style:font-name="Arial" fo:font-size="11pt" fo:font-style="normal" style:text-underline-style="solid" style:text-underline-width="auto" style:text-underline-color="font-color" fo:font-weight="bold" officeooo:rsid="00149e68" style:text-blinking="false" fo:background-color="transparent" loext:char-shading-value="0" style:font-weight-asian="bold" style:font-weight-complex="bold"/>
    </style:style>
    <style:style style:name="T37" style:family="text">
      <style:text-properties fo:font-variant="normal" fo:text-transform="none" fo:color="#000000" style:text-line-through-style="none" style:text-line-through-type="none" style:font-name="Arial" fo:font-size="11pt" fo:font-style="normal" style:text-underline-style="solid" style:text-underline-width="auto" style:text-underline-color="font-color" fo:font-weight="bold" officeooo:rsid="0015f1c3" style:text-blinking="false" fo:background-color="transparent" loext:char-shading-value="0" style:font-weight-asian="bold" style:font-weight-complex="bold"/>
    </style:style>
    <style:style style:name="T38" style:family="text">
      <style:text-properties fo:font-variant="normal" fo:text-transform="none" fo:color="#000000" style:text-line-through-style="none" style:text-line-through-type="none" style:font-name="Arial" fo:font-size="11pt" fo:font-style="normal" style:text-underline-style="solid" style:text-underline-width="auto" style:text-underline-color="font-color" fo:font-weight="bold" officeooo:rsid="0017d3c8" style:text-blinking="false" fo:background-color="transparent" loext:char-shading-value="0" style:font-weight-asian="bold" style:font-weight-complex="bold"/>
    </style:style>
    <style:style style:name="T39"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40" style:family="text">
      <style:text-properties fo:font-variant="normal" fo:text-transform="none" fo:color="#000000" style:text-line-through-style="none" style:text-line-through-type="none" style:font-name="Arial" fo:font-size="11pt" fo:language="zxx" fo:country="none" fo:font-style="normal" style:text-underline-style="solid" style:text-underline-width="auto" style:text-underline-color="font-color" fo:font-weight="normal" officeooo:rsid="00279bae" style:text-blinking="false" fo:background-color="transparent" loext:char-shading-value="0" style:language-asian="zxx" style:country-asian="none" style:language-complex="zxx" style:country-complex="none"/>
    </style:style>
    <style:style style:name="T41" style:family="text">
      <style:text-properties fo:font-variant="normal" fo:text-transform="none" fo:color="#000000" style:text-line-through-style="none" style:text-line-through-type="none" style:font-name="Arial" fo:font-size="11pt" fo:language="zxx" fo:country="none" fo:font-style="normal" style:text-underline-style="solid" style:text-underline-width="auto" style:text-underline-color="font-color" fo:font-weight="normal" officeooo:rsid="00299ba5" style:text-blinking="false" fo:background-color="transparent" loext:char-shading-value="0" style:language-asian="zxx" style:country-asian="none" style:language-complex="zxx" style:country-complex="none"/>
    </style:style>
    <style:style style:name="T42" style:family="text">
      <style:text-properties fo:font-variant="normal" fo:text-transform="none" fo:color="#800000" style:text-line-through-style="none" style:text-line-through-type="none" style:font-name="Arial" fo:font-size="11pt" fo:language="zxx" fo:country="none" fo:font-style="normal" style:text-underline-style="solid" style:text-underline-width="auto" style:text-underline-color="font-color" fo:font-weight="normal" officeooo:rsid="00299ba5" style:text-blinking="false" fo:background-color="transparent" loext:char-shading-value="0" style:language-asian="zxx" style:country-asian="none" style:language-complex="zxx" style:country-complex="none"/>
    </style:style>
    <style:style style:name="T43" style:family="text">
      <style:text-properties fo:font-weight="bold" style:font-weight-asian="bold" style:font-weight-complex="bold"/>
    </style:style>
    <style:style style:name="T44" style:family="text">
      <style:text-properties officeooo:rsid="0022c4c0"/>
    </style:style>
    <style:style style:name="T45" style:family="text">
      <style:text-properties officeooo:rsid="002390c5"/>
    </style:style>
    <style:style style:name="T46" style:family="text">
      <style:text-properties officeooo:rsid="00279bae"/>
    </style:style>
    <style:style style:name="T47" style:family="text">
      <style:text-properties officeooo:rsid="002b0214"/>
    </style:style>
    <style:style style:name="T48" style:family="text">
      <style:text-properties officeooo:rsid="002ba409"/>
    </style:style>
    <style:style style:name="T49" style:family="text">
      <style:text-properties fo:font-style="normal" style:font-style-asian="normal" style:font-style-complex="normal"/>
    </style:style>
    <style:style style:name="T50" style:family="text">
      <style:text-properties fo:font-style="normal" officeooo:rsid="002d35f5" style:font-style-asian="normal" style:font-style-complex="normal"/>
    </style:style>
    <style:style style:name="T51" style:family="text">
      <style:text-properties fo:font-style="normal" officeooo:rsid="0031e3a8" style:font-style-asian="normal" style:font-style-complex="normal"/>
    </style:style>
    <style:style style:name="T52" style:family="text">
      <style:text-properties fo:font-style="normal" officeooo:rsid="003ae0ba"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officeooo:rsid="002d35f5" style:font-style-asian="normal" style:font-weight-asian="normal" style:font-style-complex="normal" style:font-weight-complex="normal"/>
    </style:style>
    <style:style style:name="T55" style:family="text">
      <style:text-properties fo:font-style="normal" fo:font-weight="normal" officeooo:rsid="0030190e" style:font-style-asian="normal" style:font-weight-asian="normal" style:font-style-complex="normal" style:font-weight-complex="normal"/>
    </style:style>
    <style:style style:name="T56" style:family="text">
      <style:text-properties fo:font-style="normal" fo:font-weight="normal" officeooo:rsid="003ae0ba" style:font-style-asian="normal" style:font-weight-asian="normal" style:font-style-complex="normal" style:font-weight-complex="normal"/>
    </style:style>
    <style:style style:name="T57" style:family="text">
      <style:text-properties fo:font-style="normal" fo:font-weight="normal" officeooo:rsid="003334da" style:font-style-asian="normal" style:font-weight-asian="normal" style:font-style-complex="normal" style:font-weight-complex="normal"/>
    </style:style>
    <style:style style:name="T58" style:family="text">
      <style:text-properties fo:font-style="normal" fo:font-weight="normal" officeooo:rsid="003015b1" style:font-style-asian="normal" style:font-weight-asian="normal" style:font-style-complex="normal" style:font-weight-complex="normal"/>
    </style:style>
    <style:style style:name="T59" style:family="text">
      <style:text-properties fo:font-style="normal" fo:font-weight="normal" officeooo:rsid="0040841f" style:font-style-asian="normal" style:font-weight-asian="normal" style:font-style-complex="normal" style:font-weight-complex="normal"/>
    </style:style>
    <style:style style:name="T60" style:family="text">
      <style:text-properties fo:font-style="normal" fo:font-weight="normal" officeooo:rsid="0034afb7" style:font-style-asian="normal" style:font-weight-asian="normal" style:font-style-complex="normal" style:font-weight-complex="normal"/>
    </style:style>
    <style:style style:name="T61" style:family="text">
      <style:text-properties fo:font-style="normal" fo:font-weight="normal" officeooo:rsid="0041012a" style:font-style-asian="normal" style:font-weight-asian="normal" style:font-style-complex="normal" style:font-weight-complex="normal"/>
    </style:style>
    <style:style style:name="T62" style:family="text">
      <style:text-properties fo:font-style="normal" fo:font-weight="normal" officeooo:rsid="00436cc5" style:font-style-asian="normal" style:font-weight-asian="normal" style:font-style-complex="normal" style:font-weight-complex="normal"/>
    </style:style>
    <style:style style:name="T63" style:family="text">
      <style:text-properties fo:font-style="normal" fo:font-weight="normal" officeooo:rsid="002ea67c" style:font-style-asian="normal" style:font-weight-asian="normal" style:font-style-complex="normal" style:font-weight-complex="normal"/>
    </style:style>
    <style:style style:name="T64" style:family="text">
      <style:text-properties fo:font-style="normal" fo:font-weight="bold" style:font-style-asian="normal" style:font-weight-asian="bold" style:font-style-complex="normal" style:font-weight-complex="bold"/>
    </style:style>
    <style:style style:name="T65" style:family="text">
      <style:text-properties fo:font-style="normal" style:text-underline-style="none" fo:font-weight="normal" officeooo:rsid="002d35f5" style:font-style-asian="normal" style:font-weight-asian="normal" style:font-style-complex="normal" style:font-weight-complex="normal"/>
    </style:style>
    <style:style style:name="T66" style:family="text">
      <style:text-properties fo:font-style="normal" style:text-underline-style="none" fo:font-weight="normal" officeooo:rsid="0034afb7" style:font-style-asian="normal" style:font-weight-asian="normal" style:font-style-complex="normal" style:font-weight-complex="normal"/>
    </style:style>
    <style:style style:name="T67" style:family="text">
      <style:text-properties fo:font-style="normal" style:text-underline-style="none" fo:font-weight="normal" officeooo:rsid="0037c7a3" style:font-style-asian="normal" style:font-weight-asian="normal" style:font-style-complex="normal" style:font-weight-complex="normal"/>
    </style:style>
    <style:style style:name="T68" style:family="text">
      <style:text-properties fo:font-style="normal" style:text-underline-style="none" fo:font-weight="normal" officeooo:rsid="00366fc3" style:font-style-asian="normal" style:font-weight-asian="normal" style:font-style-complex="normal" style:font-weight-complex="normal"/>
    </style:style>
    <style:style style:name="T69" style:family="text">
      <style:text-properties fo:font-style="normal" style:text-underline-style="none" fo:font-weight="normal" officeooo:rsid="0038f287" style:font-style-asian="normal" style:font-weight-asian="normal" style:font-style-complex="normal" style:font-weight-complex="normal"/>
    </style:style>
    <style:style style:name="T70" style:family="text">
      <style:text-properties fo:font-style="normal" style:text-underline-style="none" fo:font-weight="normal" officeooo:rsid="003f12cb" style:font-style-asian="normal" style:font-weight-asian="normal" style:font-style-complex="normal" style:font-weight-complex="normal"/>
    </style:style>
    <style:style style:name="T71" style:family="text">
      <style:text-properties fo:font-style="normal" style:text-underline-style="none" fo:font-weight="normal" officeooo:rsid="00436cc5" style:font-style-asian="normal" style:font-weight-asian="normal" style:font-style-complex="normal" style:font-weight-complex="normal"/>
    </style:style>
    <style:style style:name="T72" style:family="text">
      <style:text-properties officeooo:rsid="00309d2f"/>
    </style:style>
    <style:style style:name="T73" style:family="text">
      <style:text-properties officeooo:rsid="00309efa"/>
    </style:style>
    <style:style style:name="T74" style:family="text">
      <style:text-properties officeooo:rsid="00314791"/>
    </style:style>
    <style:style style:name="T75" style:family="text">
      <style:text-properties officeooo:rsid="0031e3a8"/>
    </style:style>
    <style:style style:name="T76" style:family="text">
      <style:text-properties style:text-underline-style="none" fo:font-weight="normal" officeooo:rsid="003cde09" style:font-weight-asian="normal" style:font-weight-complex="normal"/>
    </style:style>
    <style:style style:name="T77" style:family="text">
      <style:text-properties officeooo:rsid="00337cba"/>
    </style:style>
    <style:style style:name="T78" style:family="text">
      <style:text-properties officeooo:rsid="00404576"/>
    </style:style>
    <style:style style:name="T79" style:family="text">
      <style:text-properties officeooo:rsid="0040841f"/>
    </style:style>
    <style:style style:name="T80" style:family="text">
      <style:text-properties officeooo:rsid="0035394d"/>
    </style:style>
    <style:style style:name="T81" style:family="text">
      <style:text-properties officeooo:rsid="00399631"/>
    </style:style>
    <style:style style:name="T82" style:family="text">
      <style:text-properties officeooo:rsid="0034afb7"/>
    </style:style>
    <style:style style:name="T83" style:family="text">
      <style:text-properties officeooo:rsid="003334da"/>
    </style:style>
    <style:style style:name="T84" style:family="text">
      <style:text-properties fo:font-style="italic" style:text-underline-style="none" fo:font-weight="bold" officeooo:rsid="0037c7a3" style:font-style-asian="italic" style:font-weight-asian="bold" style:font-style-complex="italic" style:font-weight-complex="bold"/>
    </style:style>
    <style:style style:name="T85" style:family="text">
      <style:text-properties fo:font-style="italic" style:text-underline-style="none" fo:font-weight="bold" officeooo:rsid="00366fc3" style:font-style-asian="italic" style:font-weight-asian="bold" style:font-style-complex="italic" style:font-weight-complex="bold"/>
    </style:style>
    <style:style style:name="T86" style:family="text">
      <style:text-properties fo:font-style="italic" style:text-underline-style="none" fo:font-weight="normal" officeooo:rsid="0037c7a3" style:font-style-asian="italic" style:font-weight-asian="normal" style:font-style-complex="italic" style:font-weight-complex="normal"/>
    </style:style>
    <style:style style:name="T87" style:family="text">
      <style:text-properties fo:font-style="italic" style:text-underline-style="none" fo:font-weight="normal" officeooo:rsid="00366fc3" style:font-style-asian="italic" style:font-weight-asian="normal" style:font-style-complex="italic" style:font-weight-complex="normal"/>
    </style:style>
    <style:style style:name="T88" style:family="text">
      <style:text-properties officeooo:rsid="00436cc5"/>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pertina</text:p>
      <text:p text:style-name="P1">Indice</text:p>
      <text:p text:style-name="P1">Scopo del documento</text:p>
      <text:p text:style-name="P7"><text:span text:style-name="T1">Con il presente documento si intende fare una prima analisi, in linguaggio naturale, dei requisiti e di altri aspetti del progetto </text:span><text:span text:style-name="T39">SpottyThings</text:span><text:span text:style-name="T1">. L’obiettivo del documento è quello di definire i seguenti punti:</text:span></text:p>
      <text:list xml:id="list2414085817" text:style-name="L1">
        <text:list-item>
          <text:p text:style-name="P34">Obiettivi del progetto.</text:p>
        </text:list-item>
        <text:list-item>
          <text:p text:style-name="P34">Requisiti funzionali.</text:p>
        </text:list-item>
        <text:list-item>
          <text:p text:style-name="P34">Requisiti non funzionali.</text:p>
        </text:list-item>
        <text:list-item>
          <text:p text:style-name="P34">Requisiti di Front-End.</text:p>
        </text:list-item>
        <text:list-item>
          <text:p text:style-name="P34">Requisiti di Back-End.</text:p>
        </text:list-item>
      </text:list>
      <text:p text:style-name="P33"/>
      <text:p text:style-name="P1">Obiettivi del progetto</text:p>
      <text:p text:style-name="P7"><text:span text:style-name="T1">Il progetto </text:span><text:span text:style-name="T39">SpottyThings </text:span><text:span text:style-name="T1">ha come obiettivo la realizzazione di un’applicazione Web compatibile con più dispositivi che permetta ai vari utenti di affittare, comprare </text:span><text:span text:style-name="T28">o scambiare </text:span><text:span text:style-name="T1">vari oggetti caricati sul sito da altri utenti. Il sistema si pone come punto di contatto tra i vari utenti per facilitare la compravendita e </text:span><text:span text:style-name="T2">permettere</text:span><text:span text:style-name="T1"> così la creazione di una fonte di guadagno </text:span><text:span text:style-name="T2">da</text:span><text:span text:style-name="T1">gli oggetti che non si utilizzano più.</text:span></text:p>
      <text:p text:style-name="P3"/>
      <text:p text:style-name="P8">Nello specifico il sistema <text:span text:style-name="T47">dovrà consentire</text:span>:</text:p>
      <text:list xml:id="list885712078" text:style-name="L2">
        <text:list-item>
          <text:p text:style-name="P96"><text:bookmark-start text:name="o1"/><text:span text:style-name="T10">agli utenti </text:span><text:span text:style-name="T2">di registrarsi per creare un proprio profilo </text:span><text:span text:style-name="T10">con cui</text:span><text:span text:style-name="T2"> interagire con gli altri utenti </text:span><text:span text:style-name="T10">e per poter </text:span><text:span text:style-name="T2">avere sempre sotto controllo le attività intraprese sul sito Web;</text:span><text:bookmark-end text:name="o1"/></text:p>
        </text:list-item>
        <text:list-item>
          <text:p text:style-name="P97"><text:bookmark-start text:name="o2"/><text:span text:style-name="T10">a tutti gli utenti</text:span><text:span text:style-name="T2"> di </text:span><text:span text:style-name="T10">navigare sul sito e </text:span><text:span text:style-name="T2">visualizzare i prodotti disponibili </text:span><text:span text:style-name="T10">(e le loro informazioni)</text:span><text:span text:style-name="T2"> filtrandoli in base alle proprie necessità </text:span><text:span text:style-name="T28">e a vari criteri</text:span><text:span text:style-name="T2">, </text:span><text:span text:style-name="T3">salvando</text:span><text:span text:style-name="T2"> quelli di maggior interesse;</text:span><text:bookmark-end text:name="o2"/></text:p>
        </text:list-item>
        <text:list-item>
          <text:p text:style-name="P97"><text:bookmark-start text:name="o3"/><text:span text:style-name="T2">a</text:span><text:span text:style-name="T17">gli</text:span><text:span text:style-name="T2"> utenti </text:span><text:span text:style-name="T10">autenticati </text:span><text:span text:style-name="T2">di interagire tra di loro, </text:span><text:span text:style-name="T3">con lo scopo di ottenere</text:span><text:span text:style-name="T2"> informazioni sugli articoli di cui si è interessati </text:span><text:span text:style-name="T3">oltre che accordarsi per esempio sul metodo di pagamento e/o </text:span><text:span text:style-name="T10">di s</text:span><text:span text:style-name="T3">pedizione;</text:span><text:bookmark-end text:name="o3"/></text:p>
        </text:list-item>
        <text:list-item>
          <text:p text:style-name="P96"><text:bookmark-start text:name="o4"/><text:span text:style-name="T10">agli utenti registrati </text:span><text:span text:style-name="T3">di postare</text:span><text:span text:style-name="T15"> </text:span><text:span text:style-name="T3">annunci sui prodotti che si vogliono offrire in una o più delle diverse modalità permesse (scambio di oggetti, affitto di oggetti e vendita di oggetti);</text:span><text:bookmark-end text:name="o4"/></text:p>
        </text:list-item>
        <text:list-item>
          <text:p text:style-name="P96"><text:bookmark-start text:name="o5"/><text:span text:style-name="T17">a</text:span><text:span text:style-name="T10">gli utenti registrati </text:span><text:span text:style-name="T3">l’espressione di recensioni pubbliche e feedback sull’esperienza di acquisto/vendita e sull’affidabilità dei venditori;</text:span><text:bookmark-end text:name="o5"/></text:p>
        </text:list-item>
        <text:list-item>
          <text:p text:style-name="P96"><text:bookmark-start text:name="o6"/><text:span text:style-name="T17">di</text:span><text:span text:style-name="T3"> garantire che le transazioni avvengano correttamente tutelando sia il venditore che il compratore </text:span><text:span text:style-name="T10">e intervenire nel caso di problematiche.</text:span><text:bookmark-end text:name="o6"/></text:p>
        </text:list-item>
      </text:list>
      <text:p text:style-name="P4"/>
      <text:p text:style-name="P5"/>
      <text:p text:style-name="P2">Requisiti funzionali</text:p>
      <text:p text:style-name="P6">Nel seguente paragrafo vengono riportato i requisiti funzionali del sistema, divisi in base al preciso obiettivo che soddisfano.</text:p>
      <text:p text:style-name="P2"/>
      <text:p text:style-name="P9">Il sistema deve:</text:p>
      <text:list xml:id="list1427550361" text:style-name="L3">
        <text:list-header>
          <text:p text:style-name="P35"/>
        </text:list-header>
        <text:list-item>
          <text:p text:style-name="P35">Relativamente all’<text:a xlink:type="simple" xlink:href="#o1" text:style-name="Internet_20_link" text:visited-style-name="Visited_20_Internet_20_Link"><text:span text:style-name="T43">obiettivo 1</text:span></text:a>:</text:p>
        </text:list-item>
      </text:list>
      <text:list xml:id="list3030388100" text:style-name="L4">
        <text:list-item>
          <text:list>
            <text:list-item>
              <text:p text:style-name="P54"><text:bookmark-start text:name="RF 1"/><text:span text:style-name="T5">permettere ad un utente anonimo di registrarsi al sito, compilando un opportuno form in cui deve inserire: </text:span><text:span text:style-name="T4">dati anagrafici, </text:span><text:span text:style-name="T10">ovvero</text:span><text:span text:style-name="T4"> nome, cognome, data di nascita </text:span><text:span text:style-name="T10">e</text:span><text:span text:style-name="T4"> indirizzo di residenza, </text:span><text:span text:style-name="T11">CAP, città, provincia</text:span><text:span text:style-name="T4">, </text:span><text:span text:style-name="T5">un username univoco, </text:span><text:span text:style-name="T11">una mail a cui associare l’account, un numero di telefono (facoltativamente)</text:span><text:span text:style-name="T5"> e creare una password </text:span><text:span text:style-name="T11">(conforme con il </text:span><text:a xlink:type="simple" xlink:href="#RNF 1" text:style-name="Internet_20_link" text:visited-style-name="Visited_20_Internet_20_Link">RNF </text:a><text:a xlink:type="simple" xlink:href="#RNF 1" text:style-name="Internet_20_link" text:visited-style-name="Visited_20_Internet_20_Link"><text:span text:style-name="T17">1</text:span></text:a><text:span text:style-name="T11">);</text:span><text:bookmark-end text:name="RF 1"/></text:p>
            </text:list-item>
            <text:list-item>
              <text:p text:style-name="P55"><text:soft-page-break/><text:span text:style-name="T11">p</text:span><text:span text:style-name="T14">ermettere, in fase di registrazione, di inserire uno o più metodi di pagamento, fornendo i dati della propria carta di credito </text:span><text:span text:style-name="T16">oppure un conto PayPal</text:span><text:span text:style-name="T14"> per effettuare </text:span><text:span text:style-name="T28">o ricevere </text:span><text:span text:style-name="T14">pagamenti onlin</text:span><text:span text:style-name="T28">e</text:span><text:span text:style-name="T14">;</text:span></text:p>
            </text:list-item>
            <text:list-item>
              <text:p text:style-name="P54"><text:bookmark-start text:name="RF 2"/><text:span text:style-name="T5">mettere a disposizione un meccanismo di certificazione per verificare l’identità dell’utente durante la registrazione</text:span><text:span text:style-name="T4">;</text:span><text:bookmark-end text:name="RF 2"/></text:p>
            </text:list-item>
            <text:list-item>
              <text:p text:style-name="P37">permettere di recuperare la password in caso venga dimenticata <text:span text:style-name="T44">(con le modalità specificate al </text:span><text:a xlink:type="simple" xlink:href="#RNF 2" text:style-name="Internet_20_link" text:visited-style-name="Visited_20_Internet_20_Link"><text:span text:style-name="T44">RNF </text:span></text:a><text:a xlink:type="simple" xlink:href="#RNF 2" text:style-name="Internet_20_link" text:visited-style-name="Visited_20_Internet_20_Link"><text:span text:style-name="T48">2</text:span></text:a><text:span text:style-name="T44">)</text:span>;</text:p>
            </text:list-item>
            <text:list-item>
              <text:p text:style-name="P54"><text:span text:style-name="T5">permettere ad un utente già registrato di accedere </text:span><text:span text:style-name="T28">al</text:span><text:span text:style-name="T5"> sito </text:span><text:span text:style-name="T11">unicamente</text:span><text:span text:style-name="T5"> mediante il proprio username</text:span><text:span text:style-name="T11"> </text:span><text:span text:style-name="T5">e la propria password </text:span><text:span text:style-name="T32">e, se abilitata l’autenticazione a </text:span><text:span text:style-name="T33">due</text:span><text:span text:style-name="T32"> fattori, inserendo un codice inviato via SMS al numero specificato;</text:span></text:p>
            </text:list-item>
            <text:list-item>
              <text:p text:style-name="P54"><text:span text:style-name="T6">permettere di visualizzare e modificare il proprio profilo personale, </text:span><text:span text:style-name="T4">aggiungendo una breve descrizione personale </text:span><text:span text:style-name="T16">(massimo 200 caratteri) </text:span><text:span text:style-name="T4">e </text:span><text:span text:style-name="T16">le categorie</text:span><text:span text:style-name="T11"> di</text:span><text:span text:style-name="T4"> o</text:span><text:span text:style-name="T11">g</text:span><text:span text:style-name="T4">getti che si intendono postare;</text:span></text:p>
            </text:list-item>
            <text:list-item>
              <text:p text:style-name="P56"><text:span text:style-name="T4">c</text:span><text:span text:style-name="T11">onsentire di poter modificare in ogni momento le informazioni personali (specificate nel </text:span><text:a xlink:type="simple" xlink:href="#RF 1" text:style-name="Internet_20_link" text:visited-style-name="Visited_20_Internet_20_Link"><text:span text:style-name="T40">RF 1</text:span></text:a><text:span text:style-name="T11">), </text:span><text:span text:style-name="T14">i propri metodi di pagamento </text:span><text:span text:style-name="T11">e di poter aggiornare la password (con le modalità specificate nel </text:span><text:a xlink:type="simple" xlink:href="#RNF 2" text:style-name="Internet_20_link" text:visited-style-name="Visited_20_Internet_20_Link">RNF</text:a><text:a xlink:type="simple" xlink:href="#RNF 2" text:style-name="Internet_20_link" text:visited-style-name="Visited_20_Internet_20_Link"><text:span text:style-name="T18"> 3</text:span></text:a><text:span text:style-name="T11">);</text:span></text:p>
            </text:list-item>
            <text:list-item>
              <text:p text:style-name="P36">permette<text:span text:style-name="T44">re </text:span>di verificare lo stato degli oggetti postati (se sono attualmente in vendita, in affitto <text:span text:style-name="T73">o in scambio</text:span>) <text:span text:style-name="T44">e di modificarlo dall’utente stesso dopo che una transazione è avvenuta</text:span>;</text:p>
            </text:list-item>
            <text:list-item>
              <text:p text:style-name="P73"><text:span text:style-name="T1">p</text:span><text:span text:style-name="T6">ermette</text:span><text:span text:style-name="T1">re </text:span><text:span text:style-name="T6">di visualizzare lo storico di tutti i prodotti acquistati, </text:span><text:span text:style-name="T11">con le informazioni sul prezzo di vendita, data e profilo del venditore;</text:span></text:p>
            </text:list-item>
            <text:list-item>
              <text:p text:style-name="P57"><text:span text:style-name="T11">p</text:span><text:span text:style-name="T13">ermettere di visualizzare e modificare la “whish list” dei prodotti di maggior interesse (vedi </text:span><text:a xlink:type="simple" xlink:href="#RF 16" text:style-name="Internet_20_link" text:visited-style-name="Visited_20_Internet_20_Link"><text:span text:style-name="T42">RF 17</text:span></text:a><text:span text:style-name="T13">);</text:span></text:p>
              <text:p text:style-name="P38"/>
            </text:list-item>
          </text:list>
        </text:list-item>
      </text:list>
      <text:list xml:id="list2595341891" text:style-name="L5">
        <text:list-item>
          <text:p text:style-name="P60"><text:span text:style-name="T6">R</text:span><text:span text:style-name="T4">elativamente all’</text:span><text:a xlink:type="simple" xlink:href="#o2" text:style-name="Internet_20_link" text:visited-style-name="Visited_20_Internet_20_Link">obiettivo 2</text:a><text:span text:style-name="T35">:</text:span></text:p>
        </text:list-item>
      </text:list>
      <text:list xml:id="list113318267990768" text:continue-list="list3030388100" text:style-name="L4">
        <text:list-item>
          <text:list>
            <text:list-item>
              <text:p text:style-name="P58"><text:span text:style-name="T4">permettere di visualizzare i prodotti disponibili sul sito </text:span><text:span text:style-name="T14">inizialmente in una forma di anteprima con solo una foto, il titolo dell’annuncio, la </text:span><text:span text:style-name="T34">categoria</text:span><text:span text:style-name="T14"> del prodotto, il prezzo e lo username del venditore </text:span><text:span text:style-name="T34">e tipologia di transazione</text:span><text:span text:style-name="T14">;</text:span></text:p>
            </text:list-item>
            <text:list-item>
              <text:p text:style-name="P58"><text:span text:style-name="T14">consentire di avere accesso agli annunci</text:span><text:span text:style-name="T4"> sotto forma di una lista, in cui compaiono gli </text:span><text:span text:style-name="T13">annunci degli </text:span><text:span text:style-name="T4">oggetti fi</text:span><text:span text:style-name="T12">ltr</text:span><text:span text:style-name="T4">ati dall’utente mediante diversi parametri (</text:span><text:span text:style-name="T13">fascia temporale di pubblicazione dell’annuncio, vicinanza con il l</text:span><text:span text:style-name="T4">uogo geografico del venditore, </text:span><text:span text:style-name="T13">categoria</text:span><text:span text:style-name="T4"> </text:span><text:span text:style-name="T13">del prodotto</text:span><text:span text:style-name="T4">, modalità della transazione, </text:span><text:span text:style-name="T13">ranking del venditore, fascia di prezzo</text:span><text:span text:style-name="T4">);</text:span></text:p>
            </text:list-item>
            <text:list-item>
              <text:p text:style-name="P58"><text:span text:style-name="T14">consentire di visualizzare gli annunci anche</text:span><text:span text:style-name="T4"> tramite barra di ricerca (permettendo di cercare un venditore specifico, </text:span><text:span text:style-name="T13">tramite username oppure Nome e Cognome,</text:span><text:span text:style-name="T4"> o uno specifico annuncio);</text:span></text:p>
            </text:list-item>
            <text:list-item>
              <text:p text:style-name="P54"><text:span text:style-name="T4">fornire per ogni </text:span><text:span text:style-name="T13">annuncio</text:span><text:span text:style-name="T4"> una scheda personale con </text:span><text:span text:style-name="T13">il titolo dell’annuncio, </text:span><text:span text:style-name="T4">la descrizione </text:span><text:span text:style-name="T13">del prodotto, </text:span><text:span text:style-name="T15">le</text:span><text:span text:style-name="T13"> </text:span><text:span text:style-name="T15">sue </text:span><text:span text:style-name="T13">foto</text:span><text:span text:style-name="T4">, la tipologia di transazione </text:span><text:span text:style-name="T13">prevista, il prezzo e un link al profilo del venditore;</text:span></text:p>
            </text:list-item>
            <text:list-item>
              <text:p text:style-name="P36">permettere, tramite <text:span text:style-name="T45">un</text:span> calendario, di verificare per i prodotti in affitto le disponibilità temporali di tali prodotti;</text:p>
            </text:list-item>
            <text:list-item>
              <text:p text:style-name="P39">permette<text:span text:style-name="T75">re</text:span> tramite una mappa di visualizzare i prodotti nelle vicinanze della posizione <text:span text:style-name="T75">dell’utente</text:span>;</text:p>
            </text:list-item>
            <text:list-item>
              <text:p text:style-name="P54"><text:span text:style-name="T4">permettere di selezionare i prodotti di maggior interesse per </text:span><text:span text:style-name="T14">visualizzarne la scheda personale sopra descritta</text:span><text:span text:style-name="T4">;</text:span></text:p>
            </text:list-item>
            <text:list-item>
              <text:p text:style-name="P54"><text:bookmark-start text:name="RF 16"/><text:span text:style-name="T4">permettere di comporre una wish list con le cose che </text:span><text:span text:style-name="T14">si</text:span><text:span text:style-name="T4"> </text:span><text:span text:style-name="T14">intendono</text:span><text:span text:style-name="T4"> comprare in futuro e di maggior interesse;</text:span><text:bookmark-end text:name="RF 16"/></text:p>
            </text:list-item>
            <text:list-item>
              <text:p text:style-name="P54"><text:span text:style-name="T4">p</text:span><text:span text:style-name="T8">ermettere di visualizzare un “ranking” dei venditori, creato in base alle valutazioni numeriche effettuate dagli acquirenti dopo l’acquisto (vedi</text:span><text:span text:style-name="T7"> </text:span><text:a xlink:type="simple" xlink:href="#RF 25" text:style-name="Internet_20_link" text:visited-style-name="Visited_20_Internet_20_Link"><text:span text:style-name="T41">RF 23</text:span></text:a><text:span text:style-name="T7">)</text:span><text:span text:style-name="T8">;</text:span></text:p>
            </text:list-item>
          </text:list>
        </text:list-item>
      </text:list>
      <text:list xml:id="list721987001" text:style-name="L6">
        <text:list-item>
          <text:p text:style-name="P61"><text:span text:style-name="T4">Relativamente all’</text:span><text:a xlink:type="simple" xlink:href="#o3" text:style-name="Internet_20_link" text:visited-style-name="Visited_20_Internet_20_Link"><text:span text:style-name="T36">obiettivo 3</text:span></text:a><text:span text:style-name="T4">:</text:span></text:p>
        </text:list-item>
      </text:list>
      <text:list xml:id="list113318184218744" text:continue-list="list113318267990768" text:style-name="L4">
        <text:list-item>
          <text:list>
            <text:list-item>
              <text:p text:style-name="P54"><text:soft-page-break/><text:span text:style-name="T4">consentire di interagire direttamente tramite una chat privata sul sito con il venditore per chiedere informazioni aggiuntive e chiarire alcuni aspetti relativi alla spedizione (a carico del venditore per posta oppure di persona) e al pagamento (tramite transazione </text:span><text:span text:style-name="T15">online</text:span><text:span text:style-name="T4"> oppure alla consegna);</text:span></text:p>
            </text:list-item>
            <text:list-item>
              <text:p text:style-name="P40">permettere all’utente di acquistare un prodotto pagando online tramite uno dei metodi di pagamento inseriti, <text:span text:style-name="T46">nel caso il venditore lo accetti;</text:span></text:p>
            </text:list-item>
          </text:list>
        </text:list-item>
      </text:list>
      <text:p text:style-name="P15"/>
      <text:list xml:id="list2954031103" text:style-name="L7">
        <text:list-item>
          <text:p text:style-name="P62"><text:span text:style-name="T9">Relativamente all’</text:span><text:a xlink:type="simple" xlink:href="#o4" text:style-name="Internet_20_link" text:visited-style-name="Visited_20_Internet_20_Link"><text:span text:style-name="T37">obiettivo 4</text:span></text:a><text:span text:style-name="T9">:</text:span></text:p>
        </text:list-item>
      </text:list>
      <text:list xml:id="list113319492245725" text:continue-list="list113318184218744" text:style-name="L4">
        <text:list-item>
          <text:list>
            <text:list-item>
              <text:p text:style-name="P54"><text:span text:style-name="T9">consentire agli utenti registrati sul sito di postare annunci per i vari oggetti, </text:span><text:span text:style-name="T15">in cui </text:span><text:span text:style-name="T9">dovranno essere specificat</text:span><text:span text:style-name="T15">i: titolo dell’annunci</text:span><text:span text:style-name="T16">o</text:span><text:span text:style-name="T15">,</text:span><text:span text:style-name="T9"> una breve descrizione </text:span><text:span text:style-name="T15">del prodotto </text:span><text:span text:style-name="T9">di massimo 250 caratteri, la </text:span><text:span text:style-name="T30">tipologia</text:span><text:span text:style-name="T9"> di transazione (vendita, affitto, in questo caso si specifica anche il periodo in cui il prodotto è disponibile, e scambio con altri prodotti, nel caso in cui si voglia proporre uno scambio con un oggetto di altri utenti), </text:span><text:span text:style-name="T15">foto </text:span><text:span text:style-name="T28">del prodotto </text:span><text:span text:style-name="T15">(un massimo di 10), </text:span><text:span text:style-name="T30">la metodologia della consegna dell’oggetto (di persona o anche tramite spedizione), il prezzo del prodotto (nel caso di affitto specificando il costo giornaliero, settimanale e mensile);</text:span></text:p>
            </text:list-item>
            <text:list-item>
              <text:p text:style-name="P59"><text:span text:style-name="T30">nel caso di affitto, consentire ad una modifica automatica del periodo di disponibilità del prodotto non appena si ha ricevuto conferma dell’avvenuta transazione da parte dell’acquirente (vedi RF 31);</text:span><text:span text:style-name="T31"> </text:span></text:p>
            </text:list-item>
            <text:list-item>
              <text:p text:style-name="P41">permettere di rimuovere gli annunci degli articoli, <text:span text:style-name="T74">compilando un form in cui si specifica il motivo della rimozione (oggetto venduto o non momentaneamente disponibile oppure prodotto tolto dal mercato per altri motivi);</text:span></text:p>
            </text:list-item>
            <text:list-item>
              <text:p text:style-name="P42">permette<text:span text:style-name="T73">re </text:span>di modificare gli annunci e di dare la possibilità di cambiarne la visibilità (cioè la possibilità di essere visualizzato dagli utenti);</text:p>
            </text:list-item>
            <text:list-item>
              <text:p text:style-name="P55"><text:span text:style-name="T29">consentire </text:span><text:span text:style-name="T28">di pagare</text:span><text:span text:style-name="T29"> una piccola quota al sito per </text:span><text:span text:style-name="T28">sponsorizzare i propri annunci</text:span><text:span text:style-name="T29"> (</text:span><text:span text:style-name="T28">in modo da farli</text:span><text:span text:style-name="T29"> apparire tra i primi risultati nella categoria di riferimento);</text:span></text:p>
            </text:list-item>
          </text:list>
        </text:list-item>
      </text:list>
      <text:list xml:id="list38512952" text:style-name="L8">
        <text:list-header>
          <text:p text:style-name="P43"/>
        </text:list-header>
        <text:list-item>
          <text:p text:style-name="P63"><text:span text:style-name="T9">Relativamente all’</text:span><text:a xlink:type="simple" xlink:href="#o5" text:style-name="Internet_20_link" text:visited-style-name="Visited_20_Internet_20_Link"><text:span text:style-name="T37">obiettivo 5</text:span></text:a><text:span text:style-name="T9">:</text:span></text:p>
        </text:list-item>
      </text:list>
      <text:list xml:id="list113319622788108" text:continue-list="list113319492245725" text:style-name="L4">
        <text:list-item>
          <text:list>
            <text:list-item>
              <text:p text:style-name="P54"><text:bookmark-start text:name="RF 25"/><text:bookmark-start text:name="RF 17"/><text:span text:style-name="T9">permettere</text:span><text:bookmark-end text:name="RF 17"/><text:span text:style-name="T9"> agli utenti, </text:span><text:span text:style-name="T7">al</text:span><text:span text:style-name="T31">la buona riuscita</text:span><text:span text:style-name="T7"> di una transazione,</text:span><text:span text:style-name="T9"> di fornire un feedback testuale </text:span><text:span text:style-name="T15">(di massimo 200 caratteri) </text:span><text:span text:style-name="T9">e una valutazione numerica </text:span><text:span text:style-name="T15">(con un voto da 1 a 5)</text:span><text:span text:style-name="T9"> sull’affidabilità di un venditore;</text:span><text:bookmark-end text:name="RF 25"/></text:p>
            </text:list-item>
            <text:list-item>
              <text:p text:style-name="P44">permettere di visualizzare i commenti e le valutazioni degli altri utenti sul <text:span text:style-name="T75">proprio</text:span> profilo;</text:p>
            </text:list-item>
          </text:list>
        </text:list-item>
      </text:list>
      <text:p text:style-name="P14"/>
      <text:list xml:id="list457836381" text:style-name="L9">
        <text:list-item>
          <text:p text:style-name="P64"><text:span text:style-name="T8">Relativamente all’</text:span><text:a xlink:type="simple" xlink:href="#o6" text:style-name="Internet_20_link" text:visited-style-name="Visited_20_Internet_20_Link"><text:span text:style-name="T38">obiettivo 6</text:span></text:a><text:span text:style-name="T8">:</text:span></text:p>
        </text:list-item>
      </text:list>
      <text:list xml:id="list113319272211156" text:continue-list="list113319622788108" text:style-name="L4">
        <text:list-item>
          <text:list>
            <text:list-item>
              <text:p text:style-name="P54"><text:span text:style-name="T8">notificare </text:span><text:span text:style-name="T7">tramite mail</text:span><text:span text:style-name="T8"> il venditore del corretto pagamento effettuato, </text:span><text:span text:style-name="T7">invitandolo a procedere con la consegna;</text:span></text:p>
            </text:list-item>
            <text:list-item>
              <text:p text:style-name="P45">gestire i soldi pagati dall’acquirente e depositarli sul conto del venditore solamente dopo conferma di ricezione del<text:span text:style-name="T74">l’oggetto</text:span>;</text:p>
            </text:list-item>
            <text:list-item>
              <text:p text:style-name="P46">consentire di segnalare all’acquirente il corretto ricevimento del prodotto;</text:p>
            </text:list-item>
            <text:list-item>
              <text:p text:style-name="P47">permettere all’utente di aprire una segnalazione nel caso in cui il prodotto ricevuto non corrisponda a quello postato sul sito oppure risulti in condizioni diverse da come era stato promesso;</text:p>
            </text:list-item>
            <text:list-item>
              <text:p text:style-name="P54"><text:span text:style-name="T4">bloccare, </text:span><text:span text:style-name="T30">dopo opportune verifiche,</text:span><text:span text:style-name="T4"> il profilo d</text:span><text:span text:style-name="T30">egli utenti </text:span><text:span text:style-name="T31">che creano problematiche al momento di una transazione (ad esempio in caso di tentativi di truffa).</text:span></text:p>
            </text:list-item>
          </text:list>
        </text:list-item>
      </text:list>
      <text:p text:style-name="P17"/>
      <text:p text:style-name="P32">Requisiti non funzionali</text:p>
      <text:p text:style-name="P10">Di seguito elenchiamo i requisiti non funzionali del nostro sistema, divisi nelle varie proprietà che dovranno essere globalmente garantite.</text:p>
      <text:p text:style-name="P10"/>
      <text:p text:style-name="P16">Sicurezza</text:p>
      <text:list xml:id="list1778670854" text:style-name="L10">
        <text:list-item>
          <text:p text:style-name="P93"><text:span text:style-name="T20">I</text:span><text:span text:style-name="T19">n fase di registrazione il sistema manderà una mail all’indirizzo specificato per confermare la mail inserita.</text:span></text:p>
        </text:list-item>
      </text:list>
      <text:list xml:id="list1271537885" text:style-name="L20">
        <text:list-item>
          <text:list>
            <text:list-item>
              <text:p text:style-name="P94"><text:span text:style-name="T19">Legato a RF 1.</text:span></text:p>
            </text:list-item>
          </text:list>
        </text:list-item>
      </text:list>
      <text:list xml:id="list113319848923183" text:continue-list="list1778670854" text:style-name="L10">
        <text:list-item>
          <text:p text:style-name="P65"><text:bookmark-start text:name="RNF 1"/><text:span text:style-name="T20">Per garantire un elevato livello di sicurezza ogni password dovrà soddisfare questi requisiti: avere minimo 8 caratteri, di cui almeno un carattere speciale, </text:span><text:span text:style-name="T23">una</text:span><text:span text:style-name="T20"> lettera maiuscola, una lettera minuscola e un numero.</text:span><text:bookmark-end text:name="RNF 1"/></text:p>
        </text:list-item>
      </text:list>
      <text:list xml:id="list3976391778" text:style-name="L11">
        <text:list-item>
          <text:list>
            <text:list-item>
              <text:p text:style-name="P74"><text:span text:style-name="T20">L</text:span><text:span text:style-name="T19">egato a </text:span><text:span text:style-name="T25">RF 1, RF 4 e RF 7.</text:span></text:p>
            </text:list-item>
          </text:list>
        </text:list-item>
      </text:list>
      <text:list xml:id="list113317866727747" text:continue-list="list113319848923183" text:style-name="L10">
        <text:list-item>
          <text:p text:style-name="P65"><text:bookmark-start text:name="RNF 2"/><text:span text:style-name="T20">Il sistema permetterà il </text:span><text:span text:style-name="T25">ripristino</text:span><text:span text:style-name="T20"> password nel caso in cui venga dimenticata. Sarà possibile accedere ad un link inviato nella mail specificata durante la registrazione e inserire (due volte) una nuova password conforme con i requisiti espressi nel </text:span><text:a xlink:type="simple" xlink:href="#RNF 1" text:style-name="Internet_20_link" text:visited-style-name="Visited_20_Internet_20_Link">RNF </text:a><text:span text:style-name="T88">2</text:span><text:span text:style-name="T20">.</text:span><text:bookmark-end text:name="RNF 2"/><text:bookmark text:name="RNF 3"/></text:p>
        </text:list-item>
      </text:list>
      <text:list xml:id="list1067461502" text:style-name="L12">
        <text:list-item>
          <text:list>
            <text:list-item>
              <text:p text:style-name="P48">Legato a RF 4.</text:p>
            </text:list-item>
          </text:list>
        </text:list-item>
      </text:list>
      <text:list xml:id="list113318351307489" text:continue-list="list113317866727747" text:style-name="L10">
        <text:list-item>
          <text:p text:style-name="P50"><text:span text:style-name="T82">Il sistema permetterà il cambio password con la seguente modalità: s</text:span>i prevede la digitazione della vecchia password e due volte la digitazione di quella nuova. Successivamente verrà inviato un link via mail da premere per confermare il cambiamento della password. </text:p>
        </text:list-item>
      </text:list>
      <text:list xml:id="list2463827425" text:style-name="L13">
        <text:list-item>
          <text:list>
            <text:list-item>
              <text:p text:style-name="P51">Legato a RF 7.</text:p>
            </text:list-item>
          </text:list>
        </text:list-item>
      </text:list>
      <text:list xml:id="list113318886806163" text:continue-list="list113318351307489" text:style-name="L10">
        <text:list-item>
          <text:p text:style-name="P69"><text:span text:style-name="T20">Il sistema prevede il blocco dell’account dopo </text:span><text:span text:style-name="T26">4</text:span><text:span text:style-name="T20"> tentativi di password errata. Per ripristinare l’account sarà necessario accedere ad un link inviato via mail e modificare la password.</text:span></text:p>
        </text:list-item>
        <text:list-item>
          <text:p text:style-name="P65"><text:span text:style-name="T20">Il sistema prevede, facoltativamente, l’utilizzo dell’autenticazione a due fattori: se abilitata prima di ogni accesso l’utente riceverà un codice di 6 cifre mandato via </text:span><text:span text:style-name="T23">SMS</text:span><text:span text:style-name="T20"> al numero specificato in fase di login.</text:span></text:p>
        </text:list-item>
      </text:list>
      <text:list xml:id="list1373901641" text:style-name="L14">
        <text:list-item>
          <text:list>
            <text:list-item>
              <text:p text:style-name="P77"><text:span text:style-name="T24">L</text:span><text:span text:style-name="T19">egato a RF 5.</text:span></text:p>
            </text:list-item>
          </text:list>
        </text:list-item>
      </text:list>
      <text:list xml:id="list113317828763844" text:continue-list="list113318886806163" text:style-name="L10">
        <text:list-item>
          <text:p text:style-name="P52">I pagamenti devono essere gestiti via SSL e la transazione deve essere protetta da crittografia.</text:p>
        </text:list-item>
      </text:list>
      <text:list xml:id="list3409904296" text:style-name="L15">
        <text:list-item>
          <text:list>
            <text:list-item>
              <text:p text:style-name="P49">Legato ai RF 2 e RF 30, nel quale si specifica che dovrà essere gestita una transazione.</text:p>
            </text:list-item>
          </text:list>
        </text:list-item>
      </text:list>
      <text:p text:style-name="P12"/>
      <text:p text:style-name="P13"><text:span text:style-name="T48">A</text:span><text:span text:style-name="T83">vendo a che fare con dati degli utenti particolarmente importanti come i dati di una carta di credito è opportuno permettere agli utenti di aggiungere (facoltativamente) un doppio livello di sicurezza, bloccare l’accesso all’account nel caso in cui qualcuno di non autorizzato tenti di entrare </text:span>e gestire i pagamenti online con gli opportuni protocolli crittografati.</text:p>
      <text:p text:style-name="P11"/>
      <text:p text:style-name="P18">Portabilità</text:p>
      <text:list xml:id="list113318088840660" text:continue-list="list113317828763844" text:style-name="L10">
        <text:list-item>
          <text:p text:style-name="P65"><text:span text:style-name="T22">L’applicazione</text:span><text:span text:style-name="T20"> Web deve essere </text:span><text:span text:style-name="T23">mostrata</text:span><text:span text:style-name="T20"> senza problemi sui browser Google Chrome </text:span><text:span text:style-name="T21">(dalla versione </text:span><text:span text:style-name="T27">97.0.4692 del 4 gennaio 2022)</text:span><text:span text:style-name="T20">, Mozilla Firefox </text:span><text:span text:style-name="T21">(dalla versione Firefox 96.0.3 del 27 gennaio 2022)</text:span><text:span text:style-name="T20">, Safari </text:span><text:span text:style-name="T21">(</text:span><text:span text:style-name="T22">a partire dalle prime versioni rilasciate nel 2022</text:span><text:span text:style-name="T21">) </text:span><text:span text:style-name="T20">e Opera </text:span><text:span text:style-name="T21">(dalla versione Opera 93 del 19 gennaio 2022</text:span><text:span text:style-name="T22">).</text:span></text:p>
        </text:list-item>
        <text:list-item>
          <text:p text:style-name="P53">L’applicazione web deve inoltre essere cross-platform e ottimizzat<text:span text:style-name="T72">a</text:span> per funzionare anche su diverse piattaforme (desktop, smartphone, tablet).</text:p>
        </text:list-item>
      </text:list>
      <text:p text:style-name="P19"/>
      <text:p text:style-name="P20">Usabilità</text:p>
      <text:list xml:id="list113318993854988" text:continue-numbering="true" text:style-name="L10">
        <text:list-item>
          <text:p text:style-name="P78">Un utente che non conosce il sistema deve essere in grado di registrarsi nel giro di 5 minuti e di effettuare un annuncio in circa 10 minuti.<text:tab/></text:p>
        </text:list-item>
        <text:list-item>
          <text:p text:style-name="P66"><text:soft-page-break/><text:span text:style-name="T76">In caso di errore l’applicazione web deve fornire messaggi testuali comprensibili, segnalando all’utente cosa è necessario fare, rispettando i requisiti sull’</text:span><text:a xlink:type="simple" xlink:href="#RNF Acc" text:style-name="Internet_20_link" text:visited-style-name="Visited_20_Internet_20_Link">Accessibilità</text:a><text:span text:style-name="T76">.</text:span></text:p>
        </text:list-item>
        <text:list-item>
          <text:p text:style-name="P79"><text:span text:style-name="T50">L’applicazione deve proporre un facoltativo tour iniziale che mostri </text:span><text:span text:style-name="T51">rapidamente</text:span><text:span text:style-name="T50"> le funzionalità del sistema</text:span><text:span text:style-name="T51"> </text:span><text:span text:style-name="T50">all’utente appena registrato.</text:span></text:p>
        </text:list-item>
      </text:list>
      <text:p text:style-name="P30"><text:span text:style-name="T66">Questi requisiti di usabilità </text:span><text:span text:style-name="T71">sono indispensabili in quanto il sistema si orienta</text:span><text:span text:style-name="T65"> </text:span><text:span text:style-name="T71">a </text:span><text:span text:style-name="T65">un target di utenti comuni e non esperti.</text:span></text:p>
      <text:p text:style-name="P29"/>
      <text:p text:style-name="P31"><text:bookmark-start text:name="RNF Acc"/><text:span text:style-name="T50">A</text:span><text:span text:style-name="T49">ccessibilità</text:span><text:bookmark-end text:name="RNF Acc"/></text:p>
      <text:list xml:id="list113318555382099" text:continue-numbering="true" text:style-name="L10">
        <text:list-item>
          <text:p text:style-name="P80">L’applicazione web deve essere accessibile a tutti gli utenti con condizioni di deficit o disabilità, <text:span text:style-name="T77">in particolare l’applicazione deve essere ac</text:span><text:span text:style-name="T78">c</text:span><text:span text:style-name="T77">essibile anche tramite l’utilizzo di un software screen-reader </text:span><text:span text:style-name="T79">(facendo riferimento alla sezione 1.1.1 nelle WCAG 2.1)</text:span><text:span text:style-name="T77"> e la possibilità di zoommare il testo </text:span><text:span text:style-name="T80">fino al </text:span><text:span text:style-name="T77">200% senz</text:span><text:span text:style-name="T80">a comprometterne la </text:span><text:span text:style-name="T81">visibilità (per esempio non deve diventare sfuocato).</text:span></text:p>
        </text:list-item>
        <text:list-item>
          <text:p text:style-name="P81">Tutte le parti funzionali dell’interfaccia utente devono essere chiari e distinguibili, cioè devono avere almeno un livello AA di contrasto, come definito nelle WCAG 2.1 (sezione 1.4.3).</text:p>
        </text:list-item>
        <text:list-item>
          <text:p text:style-name="P82">Deve essere possibile introdurre tutti gli input nel sistema e navigare tra le diverse pagine utilizzando solo la tastiera.</text:p>
        </text:list-item>
      </text:list>
      <text:p text:style-name="P24"/>
      <text:p text:style-name="P21"><text:span text:style-name="T50">P</text:span><text:span text:style-name="T49">rivacy</text:span></text:p>
      <text:list xml:id="list113318436613629" text:continue-numbering="true" text:style-name="L10">
        <text:list-item>
          <text:p text:style-name="P89"><text:span text:style-name="T54">D</text:span><text:span text:style-name="T53">ovendo essere distribuito in Europa, l’applicazione web deve rispettare le norme del regolamento generale sulla protezione dei dati (il </text:span><text:a xlink:type="simple" xlink:href="https://www.privacyitalia.eu/wp-content/uploads/2017/10/GDPR_Italiano_PDF.pdf" text:style-name="Internet_20_link" text:visited-style-name="Visited_20_Internet_20_Link"><text:span text:style-name="T64">GDPR</text:span></text:a><text:span text:style-name="T53">, o ufficialmente detta regolamento (UE) n. 2016/679) in materia di trattamento dei dati personali e di privacy.</text:span></text:p>
        </text:list-item>
      </text:list>
      <text:list xml:id="list3414254286" text:style-name="L16">
        <text:list-item>
          <text:list>
            <text:list-item>
              <text:p text:style-name="P75"><text:span text:style-name="T53">Legato a </text:span><text:span text:style-name="T59">RF 1, RF 2, RF 6 </text:span><text:span text:style-name="T53">e </text:span><text:span text:style-name="T59">RF 7 </text:span><text:span text:style-name="T53">in cui si a che fare coi dati personali degli utenti.</text:span></text:p>
            </text:list-item>
          </text:list>
        </text:list-item>
      </text:list>
      <text:list xml:id="list113318659917940" text:continue-list="list113318436613629" text:style-name="L10">
        <text:list-item>
          <text:p text:style-name="P70"><text:span text:style-name="T63">Il sito web dovrà verificare l’identità dei propri utenti </text:span><text:span text:style-name="T62">e non inviare ad altri sistemi i dati sull’identità degli utenti. </text:span></text:p>
        </text:list-item>
      </text:list>
      <text:list xml:id="list2114185319" text:style-name="L17">
        <text:list-item>
          <text:list>
            <text:list-item>
              <text:p text:style-name="P76"><text:span text:style-name="T55">L</text:span><text:span text:style-name="T53">egato al RF 3.</text:span></text:p>
            </text:list-item>
          </text:list>
        </text:list-item>
      </text:list>
      <text:p text:style-name="P22"/>
      <text:p text:style-name="P25">Prestazioni</text:p>
      <text:list xml:id="list113318713483149" text:continue-list="list113318659917940" text:style-name="L10">
        <text:list-item>
          <text:p text:style-name="P83">Il sito web deve permettere di effettuare il login entro 2 secondi dall’inserimento dei dati e deve caricare gli annunci cercati dall’utente in massimo 3 secondi.</text:p>
        </text:list-item>
        <text:list-item>
          <text:p text:style-name="P84">La fase di transazione tra una funzionalità e l’altra del sito web deve essere fluida e avvenire in non più di 1 secondo.</text:p>
        </text:list-item>
      </text:list>
      <text:p text:style-name="P23"/>
      <text:p text:style-name="P26">Robustezza</text:p>
      <text:list xml:id="list113318576694756" text:continue-numbering="true" text:style-name="L10">
        <text:list-item>
          <text:p text:style-name="P67"><text:span text:style-name="T58">L’applicazione web deve mantenere almeno un backup dei dati </text:span><text:span text:style-name="T60">degli utenti</text:span><text:span text:style-name="T58"> in caso di perdita dei dati nel database</text:span><text:span text:style-name="T60"> oltre che un backup della cronologia delle chat tra gli utenti.</text:span></text:p>
        </text:list-item>
        <text:list-item>
          <text:p text:style-name="P85">Nel caso in cui il sistema sia offline per problematiche, bisognerà garantirne il ripristino in un massimo di 90 minuti.</text:p>
        </text:list-item>
      </text:list>
      <text:p text:style-name="P23"/>
      <text:p text:style-name="P26">Localizzazione</text:p>
      <text:list xml:id="list113319359924837" text:continue-numbering="true" text:style-name="L10">
        <text:list-item>
          <text:p text:style-name="P67"><text:span text:style-name="T58">L’applicazione web deve </text:span><text:span text:style-name="T57">poter accedere alla posizione dell’utente. </text:span></text:p>
        </text:list-item>
      </text:list>
      <text:list xml:id="list2680728403" text:style-name="L18">
        <text:list-item>
          <text:list>
            <text:list-item>
              <text:p text:style-name="P86">Legato al RF 16.</text:p>
            </text:list-item>
          </text:list>
        </text:list-item>
      </text:list>
      <text:p text:style-name="P27"/>
      <text:list xml:id="list113319827182081" text:continue-list="list113319359924837" text:style-name="L10">
        <text:list-header>
          <text:p text:style-name="P99">Operatività</text:p>
        </text:list-header>
        <text:list-item>
          <text:p text:style-name="P87">L’applicazione web deve deve essere disponibile 24 ore al giorno, 365 giorni all’anno.</text:p>
        </text:list-item>
      </text:list>
      <text:p text:style-name="P28"><text:soft-page-break/></text:p>
      <text:p text:style-name="P28">Capacità</text:p>
      <text:list xml:id="list113318360811305" text:continue-numbering="true" text:style-name="L10">
        <text:list-item>
          <text:p text:style-name="P68"><text:span text:style-name="T56">L’applicazione web deve poter gestire simultaneamente </text:span><text:span text:style-name="T57">almeno 300</text:span><text:span text:style-name="T56"> utenti senza comprometterne il servizio.</text:span></text:p>
        </text:list-item>
      </text:list>
      <text:p text:style-name="P95"><text:span text:style-name="T52"/></text:p>
      <text:p text:style-name="P98"><text:span text:style-name="T52">D</text:span><text:span text:style-name="T49">esign Back-end</text:span></text:p>
      <text:p text:style-name="P88">Nella presente sezione verranno rappresentati e brevemente descritti i sistemi esterni con cui la nostra applicazione dovrà interfacciarsi.</text:p>
      <text:p text:style-name="P88"/>
      <text:p text:style-name="P88">I sistemi esterni con cui ci interfacceremo sono:</text:p>
      <text:list xml:id="list2593768247" text:style-name="L19">
        <text:list-item>
          <text:p text:style-name="P72"><text:span text:style-name="T85">Auht0</text:span><text:span text:style-name="T68">: </text:span><text:span text:style-name="T69">si userà</text:span><text:span text:style-name="T68"> questo servizio che mette a disposizione un sistema di autenticazione per effettuare la registrazione degli utenti e il login </text:span><text:span text:style-name="T67">(vedi RF </text:span><text:span text:style-name="T69">1, RF 2 e RF 5)</text:span><text:span text:style-name="T68">. Il sistema </text:span><text:span text:style-name="T87">Auth0</text:span><text:span text:style-name="T68"> permetterà di gestire </text:span><text:span text:style-name="T70">anche</text:span><text:span text:style-name="T68"> l’autenticazione a due fattori </text:span><text:span text:style-name="T69">(vedi RF 5 e RNF 5)</text:span><text:span text:style-name="T68">, </text:span><text:span text:style-name="T70">il ripristino e il cambiamento della password</text:span><text:span text:style-name="T68"> </text:span><text:span text:style-name="T69">(vedi RF 4 e RF 7) </text:span><text:span text:style-name="T68">mentre il blocco dell’account dopo </text:span><text:span text:style-name="T70">4</text:span><text:span text:style-name="T68"> tentativi errati </text:span><text:span text:style-name="T69">(vedi RNF 4) </text:span><text:span text:style-name="T70">verrà </text:span><text:span text:style-name="T68">gestit</text:span><text:span text:style-name="T70">o</text:span><text:span text:style-name="T68"> dall’applicazione stess</text:span><text:span text:style-name="T70">o</text:span><text:span text:style-name="T67">.</text:span></text:p>
        </text:list-item>
        <text:list-item>
          <text:p text:style-name="P90">SPID<text:span text:style-name="T53">: viene utilizzato il Sistema Pubblico di Identità Digitale per verificare l’identità degli utenti </text:span><text:span text:style-name="T61">al momento della registrazione </text:span><text:span text:style-name="T53">(vedi RF 3). </text:span></text:p>
        </text:list-item>
        <text:list-item>
          <text:p text:style-name="P90">GPS<text:span text:style-name="T53">: verrà utilizzato il sistema di GPS del dispositivo con cui l’utente si collega per determinarne la posizione esatta.</text:span></text:p>
        </text:list-item>
        <text:list-item>
          <text:p text:style-name="P71"><text:span text:style-name="T84">Google Map API</text:span><text:span text:style-name="T67">: verranno utilizzate le API di </text:span><text:span text:style-name="T86">Google Maps</text:span><text:span text:style-name="T67"> per inserire una mappa interattiva all’interno del sito in cui l’utente può navigare per visualizzare le posizioni degli oggetti nelle sue vicinanze (vedi RF 16). La posizione degli oggetti viene ottenuta partendo dall’indirizzo specificato dal venditore in fase di registrazione, mentre la posizione esatta dell’acquirente viene identificata grazie all’uso del GPS del suo dispositivo, se autorizzato, altrimenti verrà inserita manualmente.</text:span></text:p>
        </text:list-item>
        <text:list-item>
          <text:p text:style-name="P71"><text:span text:style-name="T84">Google Calendar API</text:span><text:span text:style-name="T67">: si utilizzeranno le API di </text:span><text:span text:style-name="T86">Google Calendar</text:span><text:span text:style-name="T67"> per inserire sul sito un calendario associato ad ogni oggetto in affitto con le disponibilità temporali per il suo affitto (vedi RF 15). Questo servizio esterno può venire utilizzato anche in fase di ricerca per selezionare le fasce temporali degli annunci che si intendono visualizzare (vedi RF 12).</text:span></text:p>
        </text:list-item>
        <text:list-item>
          <text:p text:style-name="P91">MondoDB<text:span text:style-name="T53">: verrà utilizzato questo Database per gestire i dati personali e bancari degli utenti (specificati nel RF 1 e RF 2), oltre che tutti gli oggetti che sono in un dato momento disponibili sui sito web. Quando si effettuerà la ricerca di un prodotto (vedi RF 12 e RF 13) verranno effettuate delle query al database.</text:span></text:p>
        </text:list-item>
        <text:list-item>
          <text:p text:style-name="P91">PayPal<text:span text:style-name="T53">: questo servizio verrà utilizzate per gestire le transazioni degli utenti (vedi RF 30): i pagamenti dovranno passare prima da un conto PayPal del sito per poi venire trasferiti al venditore (sulla carta di credito o sul suo conto PayPal, specificato in fase di registrazione). Il seguente servizio si occuperà inoltre di gestire tutta la parte relativa al pagamento online dell’acquirente (vedi RF 21).</text:span></text:p>
        </text:list-item>
        <text:list-item>
          <text:p text:style-name="P91">Messaggistica Zendesk<text:span text:style-name="T53">: verrà utilizzato questo servizio per integrare sul sito web una chat privata tra venditori e acquirenti, che verrà utilizzata per scambiarsi informazioni (vedi RF 20).</text:span></text:p>
        </text:list-item>
      </text:list>
      <text:p text:style-name="P92"><text:span text:style-name="T53"/></text:p>
      <text:p text:style-name="P92"><text:span text:style-name="T5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30T08:54:31.380454217</meta:creation-date>
    <dc:date>2022-10-05T11:33:17.673525557</dc:date>
    <meta:editing-duration>PT33M58S</meta:editing-duration>
    <meta:editing-cycles>13</meta:editing-cycles>
    <meta:generator>LibreOffice/6.4.7.2$Linux_X86_64 LibreOffice_project/40$Build-2</meta:generator>
    <meta:document-statistic meta:table-count="0" meta:image-count="0" meta:object-count="0" meta:page-count="7" meta:paragraph-count="120" meta:word-count="2560" meta:character-count="16495" meta:non-whitespace-character-count="14140"/>
  </office:meta>
</office:document-meta>
</file>